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CG Times N" svg:font-family="'CG Times N'" style:font-family-generic="roma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1pt" fo:font-weight="bold" style:font-size-asian="11pt" style:font-weight-asian="bold" style:font-size-complex="12pt"/>
    </style:style>
    <style:style style:name="P3" style:family="paragraph" style:parent-style-name="Standard">
      <style:paragraph-properties fo:text-align="justify" style:justify-single-word="false"/>
      <style:text-properties fo:font-size="11pt" fo:font-weight="bold" style:font-size-asian="11pt" style:font-weight-asian="bold" style:font-size-complex="14pt"/>
    </style:style>
    <style:style style:name="P4" style:family="paragraph" style:parent-style-name="Standard">
      <style:paragraph-properties fo:text-align="justify" style:justify-single-word="false"/>
      <style:text-properties fo:font-size="11pt" style:text-underline-style="solid" style:text-underline-width="auto" style:text-underline-color="font-color" fo:font-weight="bold" style:font-size-asian="11pt" style:font-weight-asian="bold" style:font-size-complex="14pt"/>
    </style:style>
    <style:style style:name="P5"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2pt"/>
    </style:style>
    <style:style style:name="P6" style:family="paragraph" style:parent-style-name="Standard">
      <style:paragraph-properties fo:text-align="justify" style:justify-single-word="false"/>
      <style:text-properties fo:font-size="11pt" style:font-size-asian="11pt"/>
    </style:style>
    <style:style style:name="P7" style:family="paragraph" style:parent-style-name="Standard">
      <style:paragraph-properties fo:text-align="justify" style:justify-single-word="false"/>
      <style:text-properties fo:font-size="11pt" style:font-size-asian="11pt" style:font-size-complex="12pt"/>
    </style:style>
    <style:style style:name="P8" style:family="paragraph" style:parent-style-name="Standard">
      <style:paragraph-properties fo:margin-left="0.5in" fo:margin-right="0in" fo:text-align="justify" style:justify-single-word="false" fo:text-indent="0in" style:auto-text-indent="false"/>
      <style:text-properties fo:font-size="11pt" style:font-size-asian="11pt"/>
    </style:style>
    <style:style style:name="P9" style:family="paragraph" style:parent-style-name="Standard">
      <style:paragraph-properties fo:margin-left="0.5in" fo:margin-right="0in" fo:text-align="justify" style:justify-single-word="false" fo:text-indent="0in" style:auto-text-indent="false">
        <style:tab-stops>
          <style:tab-stop style:position="2.1457in"/>
        </style:tab-stops>
      </style:paragraph-properties>
      <style:text-properties fo:font-size="11pt" style:font-size-asian="11pt"/>
    </style:style>
    <style:style style:name="P10" style:family="paragraph" style:parent-style-name="Standard">
      <style:paragraph-properties fo:margin-left="0.5in" fo:margin-right="0in" fo:text-align="justify" style:justify-single-word="false" fo:text-indent="0in" style:auto-text-indent="false"/>
      <style:text-properties fo:font-size="11pt" style:font-size-asian="11pt" style:font-size-complex="12pt"/>
    </style:style>
    <style:style style:name="P11" style:family="paragraph" style:parent-style-name="Standard">
      <style:paragraph-properties fo:margin-left="1in" fo:margin-right="0in" fo:text-align="justify" style:justify-single-word="false" fo:text-indent="0in" style:auto-text-indent="false"/>
      <style:text-properties fo:font-size="11pt" style:font-size-asian="11pt" style:font-size-complex="12pt"/>
    </style:style>
    <style:style style:name="P12" style:family="paragraph" style:parent-style-name="Standard">
      <style:paragraph-properties fo:margin-left="1in" fo:margin-right="0in" fo:text-align="justify" style:justify-single-word="false" fo:text-indent="0in" style:auto-text-indent="false"/>
      <style:text-properties fo:color="#000000" fo:font-size="11pt" style:font-size-asian="11pt" style:font-size-complex="11pt"/>
    </style:style>
    <style:style style:name="P13" style:family="paragraph" style:parent-style-name="Standard">
      <style:paragraph-properties fo:text-align="justify" style:justify-single-word="false" fo:break-before="page"/>
      <style:text-properties fo:font-size="11pt" style:font-size-asian="11pt" style:font-size-complex="12pt"/>
    </style:style>
    <style:style style:name="P14" style:family="paragraph" style:parent-style-name="Standard">
      <style:paragraph-properties fo:text-align="justify" style:justify-single-word="false" fo:break-before="page"/>
      <style:text-properties fo:font-size="11pt" fo:font-weight="bold" style:font-size-asian="11pt" style:font-weight-asian="bold" style:font-size-complex="14pt"/>
    </style:style>
    <style:style style:name="P15" style:family="paragraph" style:parent-style-name="Standard">
      <style:paragraph-properties fo:text-align="justify" style:justify-single-word="false" fo:break-before="page"/>
      <style:text-properties fo:font-size="11pt" style:text-underline-style="solid" style:text-underline-width="auto" style:text-underline-color="font-color" fo:font-weight="bold" style:font-size-asian="11pt" style:font-weight-asian="bold" style:font-size-complex="14pt"/>
    </style:style>
    <style:style style:name="P16" style:family="paragraph" style:parent-style-name="Standard">
      <style:paragraph-properties fo:margin-left="0.25in" fo:margin-right="0in" fo:text-align="justify" style:justify-single-word="false" fo:text-indent="0in" style:auto-text-indent="false"/>
      <style:text-properties fo:font-size="11pt" style:font-size-asian="11pt"/>
    </style:style>
    <style:style style:name="P17" style:family="paragraph" style:parent-style-name="Standard" style:master-page-name="Standard">
      <style:paragraph-properties fo:text-align="justify" style:justify-single-word="false" style:page-number="auto"/>
      <style:text-properties fo:font-size="11pt" fo:font-weight="bold" style:font-size-asian="11pt" style:font-weight-asian="bold" style:font-size-complex="11pt"/>
    </style:style>
    <style:style style:name="P18" style:family="paragraph" style:parent-style-name="Standard" style:list-style-name="WW8Num4">
      <style:paragraph-properties fo:text-align="justify" style:justify-single-word="false"/>
      <style:text-properties fo:font-size="11pt" style:font-size-asian="11pt" style:font-size-complex="12pt"/>
    </style:style>
    <style:style style:name="P19" style:family="paragraph" style:parent-style-name="Standard" style:list-style-name="WW8Num21">
      <style:paragraph-properties fo:text-align="justify" style:justify-single-word="false"/>
      <style:text-properties fo:font-size="11pt" style:font-size-asian="11pt" style:font-size-complex="12pt"/>
    </style:style>
    <style:style style:name="P20" style:family="paragraph" style:parent-style-name="Standard" style:list-style-name="WW8Num2">
      <style:paragraph-properties fo:text-align="justify" style:justify-single-word="false"/>
      <style:text-properties fo:font-size="11pt" style:font-size-asian="11pt" style:font-size-complex="12pt"/>
    </style:style>
    <style:style style:name="P21" style:family="paragraph" style:parent-style-name="Standard" style:list-style-name="WW8Num36">
      <style:paragraph-properties fo:text-align="justify" style:justify-single-word="false"/>
      <style:text-properties fo:font-size="11pt" style:font-size-asian="11pt" style:font-size-complex="12pt"/>
    </style:style>
    <style:style style:name="P22" style:family="paragraph" style:parent-style-name="Standard" style:list-style-name="WW8Num9">
      <style:paragraph-properties fo:text-align="justify" style:justify-single-word="false"/>
      <style:text-properties fo:font-size="11pt" style:font-size-asian="11pt" style:font-size-complex="12pt"/>
    </style:style>
    <style:style style:name="P23" style:family="paragraph" style:parent-style-name="Standard" style:list-style-name="WW8Num40">
      <style:paragraph-properties fo:text-align="justify" style:justify-single-word="false"/>
      <style:text-properties fo:font-size="11pt" style:font-size-asian="11pt"/>
    </style:style>
    <style:style style:name="P24" style:family="paragraph" style:parent-style-name="Standard" style:list-style-name="WW8Num4">
      <style:paragraph-properties fo:text-align="justify" style:justify-single-word="false"/>
      <style:text-properties style:text-line-through-style="solid" style:text-line-through-type="single" fo:font-size="11pt" style:font-size-asian="11pt" style:font-size-complex="12pt"/>
    </style:style>
    <style:style style:name="P25" style:family="paragraph" style:parent-style-name="Standard" style:list-style-name="WW8Num4">
      <style:paragraph-properties fo:margin-left="0.5in" fo:margin-right="0in" fo:text-align="justify" style:justify-single-word="false" fo:text-indent="-0.1252in" style:auto-text-indent="false"/>
      <style:text-properties style:text-line-through-style="solid" style:text-line-through-type="single" fo:font-size="11pt" style:font-size-asian="11pt" style:font-size-complex="12pt"/>
    </style:style>
    <style:style style:name="P26" style:family="paragraph" style:parent-style-name="Standard" style:list-style-name="WW8Num4">
      <style:paragraph-properties fo:margin-left="0.5in" fo:margin-right="0in" fo:text-align="justify" style:justify-single-word="false" fo:text-indent="-0.1252in" style:auto-text-indent="false"/>
      <style:text-properties fo:font-size="11pt" style:font-size-asian="11pt" style:font-size-complex="12pt"/>
    </style:style>
    <style:style style:name="P27" style:family="paragraph" style:parent-style-name="Standard" style:list-style-name="WW8Num4">
      <style:paragraph-properties fo:margin-left="0.5in" fo:margin-right="0in" fo:text-align="justify" style:justify-single-word="false" fo:text-indent="-0.1252in" style:auto-text-indent="false"/>
      <style:text-properties fo:font-size="11pt" style:font-size-asian="11pt"/>
    </style:style>
    <style:style style:name="P28" style:family="paragraph" style:parent-style-name="Standard" style:list-style-name="WW8Num4">
      <style:paragraph-properties fo:margin-left="0.5in" fo:margin-right="0in" fo:text-align="justify" style:justify-single-word="false" fo:text-indent="-0.1252in" style:auto-text-indent="false"/>
    </style:style>
    <style:style style:name="P29" style:family="paragraph" style:parent-style-name="Standard" style:list-style-name="WW8Num34">
      <style:paragraph-properties fo:margin-left="0.25in" fo:margin-right="0in" fo:text-align="justify" style:justify-single-word="false" fo:text-indent="-0.25in" style:auto-text-indent="false"/>
      <style:text-properties fo:font-size="11pt" style:font-size-asian="11pt"/>
    </style:style>
    <style:style style:name="P30" style:family="paragraph" style:parent-style-name="Standard" style:list-style-name="WW8Num40">
      <style:paragraph-properties fo:margin-left="0.25in" fo:margin-right="0in" fo:text-align="justify" style:justify-single-word="false" fo:text-indent="-0.25in" style:auto-text-indent="false"/>
      <style:text-properties fo:font-size="11pt" style:font-size-asian="11pt"/>
    </style:style>
    <style:style style:name="P31" style:family="paragraph" style:parent-style-name="Standard" style:list-style-name="WW8Num9">
      <style:paragraph-properties fo:margin-top="0.0693in" fo:margin-bottom="0.0693in" loext:contextual-spacing="false"/>
      <style:text-properties fo:color="#000000" fo:font-size="11pt" style:font-size-asian="11pt" style:font-size-complex="11pt"/>
    </style:style>
    <style:style style:name="T1" style:family="text">
      <style:text-properties fo:font-size="11pt" style:font-size-asian="11pt" style:font-size-complex="12pt"/>
    </style:style>
    <style:style style:name="T2" style:family="text">
      <style:text-properties fo:font-size="11pt" style:text-underline-style="solid" style:text-underline-width="auto" style:text-underline-color="font-color" fo:font-weight="bold" style:font-size-asian="11pt" style:font-weight-asian="bold"/>
    </style:style>
    <style:style style:name="T3" style:family="text">
      <style:text-properties fo:font-size="11pt" style:text-underline-style="solid" style:text-underline-width="auto" style:text-underline-color="font-color" fo:font-weight="bold" style:font-size-asian="11pt" style:font-weight-asian="bold" style:font-size-complex="14pt"/>
    </style:style>
    <style:style style:name="T4" style:family="text">
      <style:text-properties fo:font-size="11pt" fo:font-style="italic" style:font-size-asian="11pt" style:font-style-asian="italic" style:font-size-complex="12pt"/>
    </style:style>
    <style:style style:name="T5" style:family="text">
      <style:text-properties fo:font-size="11pt" fo:font-weight="bold" style:font-size-asian="11pt" style:font-weight-asian="bold"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ortfolio Development and Assessment: Software Engineering Seniors</text:p>
      <text:p text:style-name="P2"/>
      <text:p text:style-name="P4">Required Components and Grading of your Portfolio</text:p>
      <text:p text:style-name="P5"/>
      <text:list xml:id="list8090136205762785868" text:style-name="WW8Num4">
        <text:list-item>
          <text:p text:style-name="P25">Name and Contact Information</text:p>
        </text:list-item>
      </text:list>
      <text:p text:style-name="P10"/>
      <text:list xml:id="list153747605518359" text:continue-numbering="true" text:style-name="WW8Num4">
        <text:list-item>
          <text:p text:style-name="P25">Welcoming Front Page that describes purpose of portfolio, and is inviting</text:p>
        </text:list-item>
      </text:list>
      <text:p text:style-name="P10"/>
      <text:list xml:id="list153748967104742" text:continue-numbering="true" text:style-name="WW8Num4">
        <text:list-item>
          <text:p text:style-name="P26">Career Objective Paragraph (not résumé style)</text:p>
        </text:list-item>
      </text:list>
      <text:p text:style-name="P10"/>
      <text:list xml:id="list153748509359964" text:continue-numbering="true" text:style-name="WW8Num4">
        <text:list-item>
          <text:p text:style-name="P28"><text:span text:style-name="T1">Updated General Education Component (</text:span><text:span text:style-name="T4">see below under General Ed. Reflection guidelines</text:span><text:span text:style-name="T1">)</text:span></text:p>
        </text:list-item>
      </text:list>
      <text:p text:style-name="P10"/>
      <text:list xml:id="list153748024831781" text:continue-numbering="true" text:style-name="WW8Num4">
        <text:list-item>
          <text:p text:style-name="P26"><text:bookmark-start text:name="__DdeLink__255_1045727624"/>Examples of Prior Work </text:p>
          <text:list>
            <text:list-item>
              <text:p text:style-name="P18">Minimum of 3 Individual or Group Projects from classes/lab</text:p>
              <text:list>
                <text:list-item>
                  <text:p text:style-name="P18">Emphasize design processes and show final designs or application</text:p>
                </text:list-item>
                <text:list-item>
                  <text:p text:style-name="P18">Define skills/tools acquired in all your examples</text:p>
                </text:list-item>
              </text:list>
            </text:list-item>
            <text:list-item>
              <text:p text:style-name="P18">Major homework examples, or class presentations/final reports</text:p>
            </text:list-item>
            <text:list-item>
              <text:p text:style-name="P18">Include a statement of resources you relied on to complete your prior work and problem solving, outside of the classroom and how they helped (e.g. specific professional journals, experts in field, other students, library resources).<text:bookmark-end text:name="__DdeLink__255_1045727624"/></text:p>
            </text:list-item>
          </text:list>
        </text:list-item>
      </text:list>
      <text:p text:style-name="P11"><text:s/></text:p>
      <text:list xml:id="list153749221088654" text:continue-numbering="true" text:style-name="WW8Num4">
        <text:list-item>
          <text:p text:style-name="P26"><text:bookmark-start text:name="__DdeLink__253_1045727624"/>Internship/Co-op/Technical work experience (show all)</text:p>
          <text:list>
            <text:list-item>
              <text:p text:style-name="P18">Duties and project definitions</text:p>
            </text:list-item>
            <text:list-item>
              <text:p text:style-name="P18">Skills learned – technical and non-technical</text:p>
            </text:list-item>
            <text:list-item>
              <text:p text:style-name="P18">Evaluations</text:p>
            </text:list-item>
            <text:list-item>
              <text:p text:style-name="P18">Final presentations to your managers<text:bookmark-end text:name="__DdeLink__253_1045727624"/></text:p>
            </text:list-item>
          </text:list>
        </text:list-item>
      </text:list>
      <text:p text:style-name="P7"/>
      <text:list xml:id="list153748036136571" text:continue-numbering="true" text:style-name="WW8Num4">
        <text:list-item>
          <text:p text:style-name="P26"><text:bookmark-start text:name="__DdeLink__251_1045727624"/>Senior Design Project</text:p>
          <text:list>
            <text:list-item>
              <text:p text:style-name="P18">Project definition and your role on team</text:p>
            </text:list-item>
            <text:list-item>
              <text:p text:style-name="P18">Individual contribution and skills contributed and learned</text:p>
            </text:list-item>
            <text:list-item>
              <text:p text:style-name="P18">Link to supporting documents like team website, project plan, project poster</text:p>
            </text:list-item>
            <text:list-item>
              <text:p text:style-name="P18">How does, or might your Senior Design Project contribute to the solution of a regional, national or global problem? Propose some specific ways.<text:bookmark-end text:name="__DdeLink__251_1045727624"/></text:p>
            </text:list-item>
          </text:list>
        </text:list-item>
      </text:list>
      <text:p text:style-name="P11"><text:s/></text:p>
      <text:list xml:id="list153749109512356" text:continue-numbering="true" text:style-name="WW8Num4">
        <text:list-item>
          <text:p text:style-name="P27">Résumé (include the following if applicable)</text:p>
          <text:list>
            <text:list-item>
              <text:p text:style-name="P24">Undergraduate Research/Published Papers (not required but necessary if you have)</text:p>
            </text:list-item>
            <text:list-item>
              <text:p text:style-name="P18">Awards/Activities</text:p>
            </text:list-item>
          </text:list>
        </text:list-item>
      </text:list>
      <text:p text:style-name="P11"/>
      <text:list xml:id="list153747369306593" text:continue-numbering="true" text:style-name="WW8Num4">
        <text:list-item>
          <text:p text:style-name="P28"><text:span text:style-name="T1">Cumulative Reflection (</text:span><text:span text:style-name="T4">see below under Cumulative Reflection guidelines</text:span><text:span text:style-name="T1">)</text:span></text:p>
        </text:list-item>
      </text:list>
      <text:p text:style-name="P13"/>
      <text:p text:style-name="Standard"><text:bookmark-start text:name="__DdeLink__252_2100873716"/><text:span text:style-name="T3">General Education Reflection</text:span><text:span text:style-name="T2"> <text:line-break/></text:span></text:p>
      <text:p text:style-name="P6">Please describe how your General Education Courses helped you to develop as a professional engineer. Write a reflection that incorporates your thoughts on each of the following questions.</text:p>
      <text:p text:style-name="P6"><text:s/></text:p>
      <text:list xml:id="list5128360887135443278" text:style-name="WW8Num34">
        <text:list-item>
          <text:p text:style-name="P29">What are your current short/long term goals? You may include your “ideal” career in engineering or your preferred working environment.</text:p>
        </text:list-item>
      </text:list>
      <text:p text:style-name="P9"><text:tab/></text:p>
      <text:list xml:id="list153748693285644" text:continue-numbering="true" text:style-name="WW8Num34">
        <text:list-item>
          <text:p text:style-name="P29">What have you learned in your general education electives, which allow you to formulate and evaluate engineering solutions in problem solving and innovation beyond the technical aspects in problem solving? How do general education classes help you to think about an engineering problem? </text:p>
        </text:list-item>
      </text:list>
      <text:p text:style-name="P8"/>
      <text:list xml:id="list153749244584950" text:continue-numbering="true" text:style-name="WW8Num34">
        <text:list-item>
          <text:p text:style-name="P29"><text:s/>Relate what you have learned in general education classes to seeing beyond the engineering solution in problem solving and innovation. What are some other dimensions to consider and what impact do they have in an economic, global or societal context? <text:bookmark-end text:name="__DdeLink__252_2100873716"/></text:p>
        </text:list-item>
      </text:list>
      <text:p text:style-name="P15"/>
      <text:p text:style-name="P4"><text:bookmark-start text:name="__DdeLink__249_1045727624"/>Cumulative Reflection</text:p>
      <text:p text:style-name="P4"/>
      <text:p text:style-name="P6">Reflect on your 4-year experience at Iowa State University. <text:s/>Remember to highlight things like your ability to communicate, utilize your engineering knowledge, and function within teams as well as what is highlighted below. <text:s/>Here are some questions to answer as a part of your reflection: </text:p>
      <text:p text:style-name="P3"/>
      <text:list xml:id="list684556063259950001" text:style-name="WW8Num40">
        <text:list-item>
          <text:p text:style-name="P30">How do you think ISU has prepared you to: </text:p>
          <text:list>
            <text:list-item>
              <text:p text:style-name="P23">Design systems or processes?</text:p>
            </text:list-item>
            <text:list-item>
              <text:p text:style-name="P23">Formulate and solve engineering problems?</text:p>
            </text:list-item>
            <text:list-item>
              <text:p text:style-name="P23">Impact engineering solutions in a global/societal context? </text:p>
            </text:list-item>
            <text:list-item>
              <text:p text:style-name="P23">Consider ethical implications of your engineering decisions?</text:p>
            </text:list-item>
          </text:list>
        </text:list-item>
      </text:list>
      <text:p text:style-name="P16"/>
      <text:list xml:id="list153747705233895" text:continue-numbering="true" text:style-name="WW8Num40">
        <text:list-item>
          <text:p text:style-name="P30">What things have you done at ISU to prepare you to:</text:p>
          <text:list>
            <text:list-item>
              <text:p text:style-name="P23">Work in groups?</text:p>
            </text:list-item>
            <text:list-item>
              <text:p text:style-name="P23">Recognize contemporary issues?</text:p>
            </text:list-item>
            <text:list-item>
              <text:p text:style-name="P23">Understand professional and ethical responsibilities?</text:p>
            </text:list-item>
          </text:list>
        </text:list-item>
      </text:list>
      <text:p text:style-name="P16"/>
      <text:list xml:id="list153749077464282" text:continue-numbering="true" text:style-name="WW8Num40">
        <text:list-item>
          <text:p text:style-name="P30">In class projects &amp; problem solving tasks, did you draw upon information, research or experiences beyond what was provided in class to successfully complete your work? Please state which resources here and how they helped you to complete work (e.g. library resources, specific professional journals, experts in field, other students). </text:p>
        </text:list-item>
      </text:list>
      <text:p text:style-name="P16"/>
      <text:list xml:id="list153749131531728" text:continue-numbering="true" text:style-name="WW8Num40">
        <text:list-item>
          <text:p text:style-name="P30">How did learning activities outside of the classroom (required 124.5 credits), such as Student Orgs, Career or Study Abroad Fairs, Undergraduate Research Experience (REU), or other university programs help you to understand the importance of Lifelong Learning? </text:p>
        </text:list-item>
      </text:list>
      <text:p text:style-name="P6"/>
      <text:list xml:id="list153749109887673" text:continue-numbering="true" text:style-name="WW8Num40">
        <text:list-item>
          <text:p text:style-name="P30">Have you started to undertake any new learning to improve your ability to apply skills or knowledge to new problems and to develop confidence in taking risks? Please explain. </text:p>
        </text:list-item>
      </text:list>
      <text:p text:style-name="P6"/>
      <text:list xml:id="list153747797004722" text:continue-numbering="true" text:style-name="WW8Num40">
        <text:list-item>
          <text:p text:style-name="P30">In the context of the first four questions, if you were to do your undergraduate work again, what things would you change? </text:p>
        </text:list-item>
      </text:list>
      <text:p text:style-name="P6"><text:bookmark-end text:name="__DdeLink__249_1045727624"/></text:p>
      <text:p text:style-name="P14"/>
      <text:p text:style-name="P3">In a broader sense you are commenting on the following ABET requirements </text:p>
      <text:list xml:id="list2640515203467800102" text:style-name="WW8Num21">
        <text:list-item>
          <text:p text:style-name="P19">Broad education necessary to understand the impact of engineering solutions in a global/societal context </text:p>
        </text:list-item>
      </text:list>
      <text:list xml:id="list6207717437384842237" text:style-name="WW8Num2">
        <text:list-item>
          <text:p text:style-name="P20">Recognition of the need for and an ability to engage in lifelong learning</text:p>
        </text:list-item>
      </text:list>
      <text:list xml:id="list1378468696813861253" text:style-name="WW8Num36">
        <text:list-item>
          <text:p text:style-name="P21">Knowledge of contemporary issues </text:p>
        </text:list-item>
      </text:list>
      <text:list xml:id="list4471340365974444980" text:style-name="WW8Num9">
        <text:list-item>
          <text:p text:style-name="P22">Ability to use the techniques, skills, and modern engineering tools necessary for engineering practice</text:p>
        </text:list-item>
        <text:list-item>
          <text:p text:style-name="P31">an understanding of professional and ethical responsibility</text:p>
        </text:list-item>
      </text:list>
      <text:p text:style-name="P12"/>
      <text:p text:style-name="P7">Besides the above listed required items, we will be evaluating your professionalism on:</text:p>
      <text:p text:style-name="P1"><text:span text:style-name="T1"><text:tab/></text:span><text:span text:style-name="T5">Creativity, Thoroughness, Visual Appeal, Correct Grammar &amp; Spell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CG Times N" svg:font-family="'CG Times N'" style:font-family-generic="roma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style:text-underline-style="solid" style:text-underline-width="auto" style:text-underline-color="font-color" style:font-size-complex="12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ab-stops>
          <style:tab-stop style:position="1.5626in"/>
        </style:tab-stops>
      </style:paragraph-properties>
      <style:text-properties fo:font-size="16pt" style:text-underline-style="solid" style:text-underline-width="auto" style:text-underline-color="font-color" style:font-size-asian="16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4pt" style:font-size-asian="14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22pt" style:font-size-asian="22pt"/>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font-size="18pt" style:font-size-asian="1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lorful_20_List_20_-_20_Accent_20_1" style:display-name="Colorful List - Accent 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ody_20_Text_20_Indent_20_2" style:display-name="Body Text Indent 2" style:family="paragraph" style:parent-style-name="Standard">
      <style:paragraph-properties fo:margin-left="0.5in" fo:margin-right="0in" fo:text-indent="0in" style:auto-text-indent="false">
        <style:tab-stops>
          <style:tab-stop style:position="-1in"/>
          <style:tab-stop style:position="-0.5in"/>
          <style:tab-stop style:position="0.5in"/>
          <style:tab-stop style:position="1in"/>
          <style:tab-stop style:position="1.8374in"/>
          <style:tab-stop style:position="3.5252in"/>
          <style:tab-stop style:position="4.9835in"/>
        </style:tab-stops>
      </style:paragraph-properties>
      <style:text-properties style:font-name="CG Times N" fo:font-family="'CG Times N'" style:font-family-generic="roman" fo:language="none" fo:country="none" style:font-name-complex="CG Times N" style:font-family-complex="'CG Times N'" style:font-family-generic-complex="roman"/>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Courier New" fo:font-family="'Courier New'" style:font-family-generic="modern"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size="11pt" style:font-size-asian="11pt"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ourier New" fo:font-family="'Courier New'" style:font-family-generic="modern" fo:font-size="11pt" style:font-size-asian="11pt" style:font-name-complex="Arial" style:font-family-complex="Arial" style:font-family-generic-complex="swiss" style:font-pitch-complex="variable" style:font-size-complex="12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ourier New" fo:font-family="'Courier New'" style:font-family-generic="modern"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ourier New" fo:font-family="'Courier New'" style:font-family-generic="modern" style:font-name-complex="Arial" style:font-family-complex="Arial"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weight="normal" style:font-weight-asian="normal"/>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Courier New" fo:font-family="'Courier New'" style:font-family-generic="modern" style:font-name-complex="Arial" style:font-family-complex="Arial" style:font-family-generic-complex="swiss"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Courier New" fo:font-family="'Courier New'" style:font-family-generic="modern"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Courier New" fo:font-family="'Courier New'" style:font-family-generic="modern" style:font-name-complex="Arial" style:font-family-complex="Arial" style:font-family-generic-complex="swiss"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Courier New" fo:font-family="'Courier New'" style:font-family-generic="modern" style:font-name-complex="Arial" style:font-family-complex="Arial" style:font-family-generic-complex="swiss"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Arial" style:font-family-complex="Arial" style:font-family-generic-complex="swiss" style:font-pitch-complex="variable"/>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font-size="11pt" style:font-size-asian="11pt"/>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Courier New" fo:font-family="'Courier New'" style:font-family-generic="modern" style:font-name-complex="Arial" style:font-family-complex="Arial" style:font-family-generic-complex="swiss"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0" style:family="text">
      <style:text-properties fo:font-size="11pt" style:font-size-asian="11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ody_20_Text_20_Indent_20_2_20_Char" style:display-name="Body Text Indent 2 Char" style:family="text">
      <style:text-properties style:font-name="CG Times N" fo:font-family="'CG Times N'" style:font-family-generic="roman" fo:font-size="12pt" style:font-size-asian="12pt" style:font-name-complex="CG Times N" style:font-family-complex="'CG Times N'" style:font-family-generic-complex="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RE" style:num-suffix="." style:num-format="1">
        <style:list-level-properties text:list-level-position-and-space-mode="label-alignment" fo:text-align="end">
          <style:list-level-label-alignment text:label-followed-by="listtab" fo:text-indent="-0.1252in" fo:margin-left="0.3752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GE"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GE"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7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98in" fo:text-indent="-0.25in" fo:margin-left="0.698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198in" fo:text-indent="-0.25in" fo:margin-left="1.198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698in" fo:text-indent="-0.1252in" fo:margin-left="1.698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198in" fo:text-indent="-0.25in" fo:margin-left="2.198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698in" fo:text-indent="-0.25in" fo:margin-left="2.698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198in" fo:text-indent="-0.1252in" fo:margin-left="3.198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698in" fo:text-indent="-0.25in" fo:margin-left="3.698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198in" fo:text-indent="-0.25in" fo:margin-left="4.198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698in" fo:text-indent="-0.1252in" fo:margin-left="4.6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2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2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24z0"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0"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0"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948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448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948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448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948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448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948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448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9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2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GE"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3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prefix="CR"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E 494 - Portfolio</dc:title>
    <meta:initial-creator>vlthorl</meta:initial-creator>
    <meta:creation-date>2011-08-24T13:22:00</meta:creation-date>
    <dc:date>2017-09-28T15:37:47.112340665</dc:date>
    <meta:print-date>2011-08-24T13:21:00</meta:print-date>
    <meta:editing-cycles>43</meta:editing-cycles>
    <meta:editing-duration>PT3H12M15S</meta:editing-duration>
    <meta:generator>LibreOffice/5.2.2.2$Linux_X86_64 LibreOffice_project/20m0$Build-2</meta:generator>
    <meta:document-statistic meta:table-count="0" meta:image-count="0" meta:object-count="0" meta:page-count="4" meta:paragraph-count="58" meta:word-count="716" meta:character-count="4757" meta:non-whitespace-character-count="4115"/>
  </office:meta>
</office:document-meta>
</file>